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paragraph-properties fo:margin-top="0cm" fo:margin-bottom="0cm" style:contextual-spacing="false"/>
    </style:style>
    <style:style style:name="T1" style:family="text">
      <style:text-properties officeooo:rsid="00013e3e"/>
    </style:style>
    <style:style style:name="T2" style:family="text">
      <style:text-properties fo:font-weight="bold" style:font-weight-asian="bold" style:font-weight-complex="bold"/>
    </style:style>
    <style:style style:name="T3" style:family="text">
      <style:text-properties fo:font-weight="bold" officeooo:rsid="00013e3e"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3"/></text:p>
      <text:p text:style-name="Text_20_body"><text:span text:style-name="T3">F</text:span><text:span text:style-name="T2">ailles de sécurité potentielles et les points d'entrée liés à l'utilisation des liens Google Fonts que vous avez fournis, tels que </text:span><text:span text:style-name="Source_20_Text"><text:span text:style-name="T2">https://fonts.googleapis.com/</text:span></text:span><text:span text:style-name="T2"> et </text:span><text:span text:style-name="Source_20_Text"><text:span text:style-name="T2">https://fonts.gstatic.com/</text:span></text:span><text:span text:style-name="T2">. Voici quelques points de sécurité et de vigilance à prendre en compte :</text:span></text:p>
      <text:h text:style-name="Heading_20_3" text:outline-level="3">1. <text:span text:style-name="Strong_20_Emphasis">Man-in-the-Middle (MitM) Attacks</text:span></text:h>
      <text:list xml:id="list1651677686" text:style-name="L1">
        <text:list-item>
          <text:p text:style-name="P12"><text:span text:style-name="Strong_20_Emphasis">Description</text:span> : Un attaquant peut intercepter les communications entre votre site web et Google Fonts si le trafic n'est pas chiffré.</text:p>
        </text:list-item>
        <text:list-item>
          <text:p text:style-name="P3"><text:span text:style-name="Strong_20_Emphasis">Mitigation</text:span> : Utiliser toujours HTTPS pour toutes les requêtes externes, ce qui est déjà le cas avec <text:span text:style-name="Source_20_Text">https://fonts.googleapis.com/</text:span> et <text:span text:style-name="Source_20_Text">https://fonts.gstatic.com/</text:span>.</text:p>
        </text:list-item>
      </text:list>
      <text:h text:style-name="Heading_20_3" text:outline-level="3">2. <text:span text:style-name="Strong_20_Emphasis">Subresource Integrity (SRI)</text:span></text:h>
      <text:list xml:id="list354435079" text:style-name="L2">
        <text:list-item>
          <text:p text:style-name="P13"><text:span text:style-name="Strong_20_Emphasis">Description</text:span> : Un attaquant pourrait modifier les fichiers de polices hébergés sur les serveurs de Google pour inclure du code malveillant.</text:p>
        </text:list-item>
        <text:list-item>
          <text:p text:style-name="P4"><text:span text:style-name="Strong_20_Emphasis">Mitigation</text:span> : Utiliser l’intégrité des sous-ressources (SRI) pour s’assurer que les fichiers téléchargés n’ont pas été modifiés. Cependant, Google Fonts ne supporte pas encore SRI, donc il est crucial de s’assurer que vous utilisez des liens HTTPS et de faire confiance aux serveurs de Google.</text:p>
        </text:list-item>
      </text:list>
      <text:h text:style-name="Heading_20_3" text:outline-level="3">3. <text:span text:style-name="Strong_20_Emphasis">External Dependencies</text:span></text:h>
      <text:list xml:id="list1699651447" text:style-name="L3">
        <text:list-item>
          <text:p text:style-name="P14"><text:span text:style-name="Strong_20_Emphasis">Description</text:span> : Dépendre de ressources externes peut introduire des points de défaillance si le service devient indisponible ou si les fichiers sont modifiés.</text:p>
        </text:list-item>
        <text:list-item>
          <text:p text:style-name="P5"><text:span text:style-name="Strong_20_Emphasis">Mitigation</text:span> : Héberger localement les polices si possible. Téléchargez les fichiers de polices et servez-les à partir de votre propre serveur pour réduire la dépendance aux services externes.</text:p>
        </text:list-item>
      </text:list>
      <text:h text:style-name="Heading_20_3" text:outline-level="3">4. <text:span text:style-name="Strong_20_Emphasis">Content Security Policy (CSP)</text:span></text:h>
      <text:list xml:id="list4176074824" text:style-name="L4">
        <text:list-item>
          <text:p text:style-name="P15"><text:span text:style-name="Strong_20_Emphasis">Description</text:span> : Si vous n’avez pas configuré correctement votre politique de sécurité de contenu, des scripts malveillants pourraient être exécutés.</text:p>
        </text:list-item>
        <text:list-item>
          <text:p text:style-name="P6"><text:span text:style-name="Strong_20_Emphasis">Mitigation</text:span> : Configurer une politique de sécurité de contenu (CSP) pour restreindre les sources de contenu autorisées sur votre site web.</text:p>
        </text:list-item>
      </text:list>
      <text:h text:style-name="Heading_20_3" text:outline-level="3">5. <text:span text:style-name="Strong_20_Emphasis">Privacy Concerns</text:span></text:h>
      <text:list xml:id="list601918147" text:style-name="L5">
        <text:list-item>
          <text:p text:style-name="P16"><text:span text:style-name="Strong_20_Emphasis">Description</text:span> : L'utilisation de Google Fonts envoie des informations sur les visiteurs de votre site à Google, ce qui peut poser des problèmes de confidentialité.</text:p>
        </text:list-item>
        <text:list-item>
          <text:p text:style-name="P7"><text:span text:style-name="Strong_20_Emphasis">Mitigation</text:span> : Si la confidentialité est une préoccupation majeure, hébergez les polices localement pour éviter le suivi des utilisateurs par Google.</text:p>
        </text:list-item>
      </text:list>
      <text:h text:style-name="Heading_20_3" text:outline-level="3">Points de sécurité spécifiques aux URLs fournies :</text:h>
      <text:h text:style-name="Heading_20_4" text:outline-level="4">1. Utilisation de <text:span text:style-name="Source_20_Text">https://fonts.googleapis.com/</text:span></text:h>
      <text:list xml:id="list2125063731" text:style-name="L6">
        <text:list-item>
          <text:p text:style-name="P17"><text:span text:style-name="Strong_20_Emphasis">Sécurisation</text:span> : L'URL utilise HTTPS, ce qui chiffre les données en transit et protège contre les attaques de type Man-in-the-Middle.</text:p>
        </text:list-item>
        <text:list-item>
          <text:p text:style-name="P8"><text:soft-page-break/><text:span text:style-name="Strong_20_Emphasis">Recommandation</text:span> : Toujours vérifier l'URL pour s'assurer qu'il n'y a pas de redirections suspectes.</text:p>
        </text:list-item>
      </text:list>
      <text:h text:style-name="Heading_20_4" text:outline-level="4">2. Utilisation de <text:span text:style-name="Source_20_Text">https://fonts.gstatic.com/</text:span></text:h>
      <text:list xml:id="list3297108603" text:style-name="L7">
        <text:list-item>
          <text:p text:style-name="P18"><text:span text:style-name="Strong_20_Emphasis">Sécurisation</text:span> : Les fichiers de polices sont servis via HTTPS, ce qui assure que les fichiers téléchargés ne sont pas modifiés en transit.</text:p>
        </text:list-item>
        <text:list-item>
          <text:p text:style-name="P9"><text:span text:style-name="Strong_20_Emphasis">Recommandation</text:span> : Utiliser des contrôles de cache pour s'assurer que les fichiers de polices sont à jour et n'ont pas été compromis.</text:p>
        </text:list-item>
      </text:list>
      <text:p text:style-name="Standard"/>
      <text:p text:style-name="Standard"/>
      <text:p text:style-name="Standard">&lt;!DOCTYPE html&gt;</text:p>
      <text:p text:style-name="Standard">&lt;html lang="en"&gt;</text:p>
      <text:p text:style-name="Standard"><text:s text:c="2"/>&lt;head&gt;</text:p>
      <text:p text:style-name="Standard"><text:s text:c="4"/>&lt;meta charset="UTF-8" /&gt;</text:p>
      <text:p text:style-name="Standard"><text:s text:c="4"/>&lt;!-- Favicon --&gt;</text:p>
      <text:p text:style-name="Standard"><text:s text:c="4"/>&lt;link rel="icon" type="image/svg+xml" href="/favicon.svg" /&gt;</text:p>
      <text:p text:style-name="Standard"><text:s text:c="4"/>&lt;!-- Viewport Meta --&gt;</text:p>
      <text:p text:style-name="Standard"><text:s text:c="4"/>&lt;meta name="viewport" content="width=device-width, initial-scale=1.0" /&gt;</text:p>
      <text:p text:style-name="Standard"><text:s text:c="4"/>&lt;!-- Description Meta --&gt;</text:p>
      <text:p text:style-name="Standard"><text:s text:c="4"/>&lt;meta name="description" content="Admin Dashboard" /&gt;</text:p>
      <text:p text:style-name="Standard"><text:s text:c="4"/>&lt;!-- Title --&gt;</text:p>
      <text:p text:style-name="Standard"><text:s text:c="4"/>&lt;title&gt;ME CHAUFFER Admin Dashboard&lt;/title&gt;</text:p>
      <text:p text:style-name="Standard"><text:s text:c="4"/>&lt;!-- Google Fonts - Inter --&gt;</text:p>
      <text:p text:style-name="Standard"><text:s text:c="4"/>&lt;link</text:p>
      <text:p text:style-name="Standard"><text:s text:c="6"/>href="https://fonts.googleapis.com/css2?family=Inter:wght@100;200;300;400;500;600;700;800;900&amp;display=swap"</text:p>
      <text:p text:style-name="Standard"><text:s text:c="6"/>rel="stylesheet"</text:p>
      <text:p text:style-name="Standard"><text:s text:c="4"/>/&gt;</text:p>
      <text:p text:style-name="Standard"><text:s text:c="4"/>&lt;!-- Content Security Policy --&gt;</text:p>
      <text:p text:style-name="Standard"><text:s text:c="4"/>&lt;meta</text:p>
      <text:p text:style-name="Standard"><text:s text:c="6"/>http-equiv="Content-Security-Policy"</text:p>
      <text:p text:style-name="Standard"><text:s text:c="6"/>content="default-src 'self'; script-src 'self'; style-src 'self' 'unsafe-inline' https://fonts.googleapis.com; font-src 'self' https://fonts.gstatic.com; img-src 'self' data:;"</text:p>
      <text:p text:style-name="Standard"><text:s text:c="4"/>/&gt;</text:p>
      <text:p text:style-name="Standard"><text:s text:c="2"/>&lt;/head&gt;</text:p>
      <text:p text:style-name="Standard"><text:s text:c="2"/>&lt;body&gt;</text:p>
      <text:p text:style-name="Standard"><text:s text:c="4"/>&lt;!-- Root element for React --&gt;</text:p>
      <text:p text:style-name="Standard"><text:s text:c="4"/>&lt;div id="root"&gt;&lt;/div&gt;</text:p>
      <text:p text:style-name="Standard"><text:s text:c="4"/>&lt;!-- Main script --&gt;</text:p>
      <text:p text:style-name="Standard"><text:s text:c="4"/>&lt;script type="module" src="/src/main.tsx"&gt;&lt;/script&gt;</text:p>
      <text:p text:style-name="Standard"><text:s text:c="2"/>&lt;/body&gt;</text:p>
      <text:p text:style-name="Standard">&lt;/html&gt;<text:line-break/><text:line-break/><text:line-break/><text:line-break/>Je comprends que l'ajout de la Content Security Policy (CSP) peut parfois causer des problèmes si certaines ressources sont bloquées par inadvertance. Je vais ajuster la politique CSP pour être un peu moins restrictive tout en maintenant une bonne sécurité. De plus, nous pouvons examiner d'autres parties de votre code pour nous assurer que tout est correct.</text:p>
      <text:p text:style-name="Text_20_body">Voici une version ajustée de votre code :</text:p>
      <text:p text:style-name="Preformatted_20_Text"><text:soft-page-break/>html</text:p>
      <text:p text:style-name="Preformatted_20_Text">Copier le code</text:p>
      <text:p text:style-name="P1"><text:span text:style-name="Source_20_Text">&lt;!DOCTYPE html&gt;</text:span></text:p>
      <text:p text:style-name="P1"><text:span text:style-name="Source_20_Text">&lt;html lang="en"&gt;</text:span></text:p>
      <text:p text:style-name="P1"><text:span text:style-name="Source_20_Text"><text:s text:c="2"/>&lt;head&gt;</text:span></text:p>
      <text:p text:style-name="P1"><text:span text:style-name="Source_20_Text"><text:s text:c="4"/>&lt;meta charset="UTF-8" /&gt;</text:span></text:p>
      <text:p text:style-name="P1"><text:span text:style-name="Source_20_Text"><text:s text:c="4"/>&lt;!-- Favicon --&gt;</text:span></text:p>
      <text:p text:style-name="P1"><text:span text:style-name="Source_20_Text"><text:s text:c="4"/>&lt;link rel="icon" type="image/svg+xml" href="/favicon.svg" /&gt;</text:span></text:p>
      <text:p text:style-name="P1"><text:span text:style-name="Source_20_Text"><text:s text:c="4"/>&lt;!-- Viewport Meta --&gt;</text:span></text:p>
      <text:p text:style-name="P1"><text:span text:style-name="Source_20_Text"><text:s text:c="4"/>&lt;meta name="viewport" content="width=device-width, initial-scale=1.0" /&gt;</text:span></text:p>
      <text:p text:style-name="P1"><text:span text:style-name="Source_20_Text"><text:s text:c="4"/>&lt;!-- Description Meta --&gt;</text:span></text:p>
      <text:p text:style-name="P1"><text:span text:style-name="Source_20_Text"><text:s text:c="4"/>&lt;meta name="description" content="Admin Dashboard" /&gt;</text:span></text:p>
      <text:p text:style-name="P1"><text:span text:style-name="Source_20_Text"><text:s text:c="4"/>&lt;!-- Title --&gt;</text:span></text:p>
      <text:p text:style-name="P1"><text:span text:style-name="Source_20_Text"><text:s text:c="4"/>&lt;title&gt;ME CHAUFFER Admin Dashboard&lt;/title&gt;</text:span></text:p>
      <text:p text:style-name="P1"><text:span text:style-name="Source_20_Text"><text:s text:c="4"/>&lt;!-- Google Fonts - Inter --&gt;</text:span></text:p>
      <text:p text:style-name="P1"><text:span text:style-name="Source_20_Text"><text:s text:c="4"/>&lt;link</text:span></text:p>
      <text:p text:style-name="P1"><text:span text:style-name="Source_20_Text"><text:s text:c="6"/>href="https://fonts.googleapis.com/css2?family=Inter:wght@100;200;300;400;500;600;700;800;900&amp;display=swap"</text:span></text:p>
      <text:p text:style-name="P1"><text:span text:style-name="Source_20_Text"><text:s text:c="6"/>rel="stylesheet"</text:span></text:p>
      <text:p text:style-name="P1"><text:span text:style-name="Source_20_Text"><text:s text:c="4"/>/&gt;</text:span></text:p>
      <text:p text:style-name="P1"><text:span text:style-name="Source_20_Text"><text:s text:c="4"/>&lt;!-- Content Security Policy --&gt;</text:span></text:p>
      <text:p text:style-name="P1"><text:span text:style-name="Source_20_Text"><text:s text:c="4"/>&lt;meta</text:span></text:p>
      <text:p text:style-name="P1"><text:span text:style-name="Source_20_Text"><text:s text:c="6"/>http-equiv="Content-Security-Policy"</text:span></text:p>
      <text:p text:style-name="P1"><text:span text:style-name="Source_20_Text"><text:s text:c="6"/>content="default-src 'self'; script-src 'self'; style-src 'self' 'unsafe-inline' https://fonts.googleapis.com; font-src 'self' https://fonts.gstatic.com; img-src 'self' data:;"</text:span></text:p>
      <text:p text:style-name="P1"><text:span text:style-name="Source_20_Text"><text:s text:c="4"/>/&gt;</text:span></text:p>
      <text:p text:style-name="P1"><text:span text:style-name="Source_20_Text"><text:s text:c="2"/>&lt;/head&gt;</text:span></text:p>
      <text:p text:style-name="P1"><text:span text:style-name="Source_20_Text"><text:s text:c="2"/>&lt;body&gt;</text:span></text:p>
      <text:p text:style-name="P1"><text:span text:style-name="Source_20_Text"><text:s text:c="4"/>&lt;!-- Root element for React --&gt;</text:span></text:p>
      <text:p text:style-name="P1"><text:span text:style-name="Source_20_Text"><text:s text:c="4"/>&lt;div id="root"&gt;&lt;/div&gt;</text:span></text:p>
      <text:p text:style-name="P1"><text:span text:style-name="Source_20_Text"><text:s text:c="4"/>&lt;!-- Main script --&gt;</text:span></text:p>
      <text:p text:style-name="P1"><text:span text:style-name="Source_20_Text"><text:s text:c="4"/>&lt;script type="module" src="/src/main.tsx"&gt;&lt;/script&gt;</text:span></text:p>
      <text:p text:style-name="P1"><text:span text:style-name="Source_20_Text"><text:s text:c="2"/>&lt;/body&gt;</text:span></text:p>
      <text:p text:style-name="P2"><text:span text:style-name="Source_20_Text">&lt;/html&gt;</text:span></text:p>
      <text:h text:style-name="Heading_20_3" text:outline-level="3">Modifications et Explications</text:h>
      <text:list xml:id="list203737795" text:style-name="L8">
        <text:list-item>
          <text:p text:style-name="P10"><text:span text:style-name="Strong_20_Emphasis"><text:span text:style-name="Source_20_Text">style-src 'self' 'unsafe-inline' https://fonts.googleapis.com</text:span></text:span> :</text:p>
          <text:list>
            <text:list-item>
              <text:p text:style-name="P19">Ajout de <text:span text:style-name="Source_20_Text">'unsafe-inline'</text:span> pour permettre les styles en ligne. Cela peut être nécessaire si des styles en ligne sont utilisés par votre application ou par des bibliothèques tierces.</text:p>
            </text:list-item>
          </text:list>
        </text:list-item>
        <text:list-item>
          <text:p text:style-name="P10"><text:span text:style-name="Strong_20_Emphasis"><text:span text:style-name="Source_20_Text">font-src 'self' https://fonts.gstatic.com</text:span></text:span> :</text:p>
          <text:list>
            <text:list-item>
              <text:p text:style-name="P19">Maintien de l'autorisation pour charger les polices depuis Google Fonts.</text:p>
            </text:list-item>
          </text:list>
        </text:list-item>
        <text:list-item>
          <text:p text:style-name="P10"><text:span text:style-name="Strong_20_Emphasis"><text:span text:style-name="Source_20_Text">img-src 'self' data:</text:span></text:span> :</text:p>
          <text:list>
            <text:list-item>
              <text:p text:style-name="P10">Ajout de <text:span text:style-name="Source_20_Text">data:</text:span> pour permettre le chargement des images intégrées (data URIs), ce qui peut être nécessaire pour certains designs.</text:p>
            </text:list-item>
          </text:list>
        </text:list-item>
      </text:list>
      <text:h text:style-name="Heading_20_3" text:outline-level="3">Pourquoi ces modifications</text:h>
      <text:list xml:id="list40345103" text:style-name="L9">
        <text:list-item>
          <text:p text:style-name="P20"><text:span text:style-name="Strong_20_Emphasis">'unsafe-inline'</text:span> : Permet les styles en ligne, nécessaires si votre application ou des bibliothèques tierces les utilisent.</text:p>
        </text:list-item>
        <text:list-item>
          <text:p text:style-name="P11"><text:span text:style-name="Strong_20_Emphasis"><text:span text:style-name="Source_20_Text">data:</text:span></text:span><text:span text:style-name="Strong_20_Emphasis"> dans </text:span><text:span text:style-name="Strong_20_Emphasis"><text:span text:style-name="Source_20_Text">img-src</text:span></text:span> : Permet le chargement des images sous forme de data URIs, ce qui est utile pour les images intégrées directement dans le code HTML ou CSS.</text:p>
        </text:list-item>
      </text:list>
      <text:h text:style-name="Heading_20_3" text:outline-level="3"><text:soft-page-break/>Remarques</text:h>
      <text:p text:style-name="Text_20_body">L'utilisation de <text:span text:style-name="Source_20_Text">'unsafe-inline'</text:span> pour les styles est généralement déconseillée pour des raisons de sécurité, mais parfois nécessaire pour assurer la compatibilité avec certaines bibliothèques ou frameworks. Assurez-vous de n'utiliser cette option que si absolument nécessai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23T16:33:15.633000000</meta:creation-date>
    <dc:date>2024-07-23T16:36:41.136000000</dc:date>
    <meta:editing-duration>PT3M27S</meta:editing-duration>
    <meta:editing-cycles>2</meta:editing-cycles>
    <meta:generator>LibreOffice/7.0.1.2$Windows_X86_64 LibreOffice_project/7cbcfc562f6eb6708b5ff7d7397325de9e764452</meta:generator>
    <meta:document-statistic meta:table-count="0" meta:image-count="0" meta:object-count="0" meta:page-count="4" meta:paragraph-count="98" meta:word-count="846" meta:character-count="6340" meta:non-whitespace-character-count="5411"/>
  </office:meta>
</office:document-meta>
</file>